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Mono PS" svg:font-family="'Nimbus Mono PS'"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Med" svg:font-family="'Noto Sans Mono Med'"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fo:language="en" fo:country="US" officeooo:paragraph-rsid="001f0b1b"/>
    </style:style>
    <style:style style:name="P2" style:family="paragraph" style:parent-style-name="Text_20_body">
      <style:text-properties style:font-name="DejaVu Sans Mono" fo:language="en" fo:country="US" officeooo:paragraph-rsid="001f0b1b"/>
    </style:style>
    <style:style style:name="P3" style:family="paragraph" style:parent-style-name="Heading_20_3">
      <style:text-properties fo:language="en" fo:country="US" officeooo:rsid="001f0b1b" officeooo:paragraph-rsid="001f0b1b"/>
    </style:style>
    <style:style style:name="T1" style:family="text">
      <style:text-properties officeooo:rsid="00226274"/>
    </style:style>
    <style:style style:name="T2" style:family="text">
      <style:text-properties style:font-name="Noto Sans Mono Med"/>
    </style:style>
    <style:style style:name="T3" style:family="text">
      <style:text-properties fo:font-weight="bold" style:font-weight-asian="bold" style:font-weight-complex="bold"/>
    </style:style>
    <style:style style:name="T4" style:family="text">
      <style:text-properties style:font-name="DejaVu Sans Mon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Lab <text:span text:style-name="T1">3</text:span> Exercise <text:span text:style-name="T1">2</text:span></text:h>
      <text:p text:style-name="P1">Implement a C program, <text:span text:style-name="T4">generation_tree_number.c</text:span>, which receives a command line parameter: <text:span text:style-name="T4">n</text:span>. The program must create the same tree of Exercise 1, but the main process, pushes its PID in a vector, creates its child, and terminates. The child process inherits the vector, and pushes its own PID in two copies of this vector, creates another two children, and terminates. Each created process performs the same steps, according to its level. <text:span text:style-name="T3">Process creation stops after all processes of level n have been created.</text:span> Each leaf child pushes its PID in its vector, and print its generation tree, i.e., the sequence of its saved PIDs. Example:</text:p>
      <text:p text:style-name="P2">&gt; generation_tree 5<text:line-break/>Process tree: 12903 12904 12905 12907 12909<text:line-break/>Process tree: 12903 12904 12905 12907 12910<text:line-break/>Process tree: 12903 12904 12906 12908 12911<text:line-break/>Process tree: 12903 12905 12907 12908 129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Mono PS" svg:font-family="'Nimbus Mono PS'"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Med" svg:font-family="'Noto Sans Mono Med'"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0:14:00.098094172</meta:creation-date>
    <dc:date>2018-10-28T21:41:43.848173388</dc:date>
    <meta:editing-duration>PT4M20S</meta:editing-duration>
    <meta:editing-cycles>5</meta:editing-cycles>
    <meta:generator>LibreOffice/6.1.2.1$Linux_X86_64 LibreOffice_project/10$Build-1</meta:generator>
    <meta:document-statistic meta:table-count="0" meta:image-count="0" meta:object-count="0" meta:page-count="1" meta:paragraph-count="3" meta:word-count="140" meta:character-count="846" meta:non-whitespace-character-count="709"/>
  </office:meta>
</office:document-meta>
</file>